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8" style:family="table-cell">
      <style:table-cell-properties fo:padding="0.097cm" fo:border-left="0.05pt solid #000000" fo:border-right="none" fo:border-top="none" fo:border-bottom="0.05pt solid #000000"/>
    </style:style>
    <style:style style:name="Tableau5.B38" style:family="table-cell">
      <style:table-cell-properties fo:padding="0.097cm" fo:border-left="0.05pt solid #000000" fo:border-right="none" fo:border-top="none" fo:border-bottom="0.05pt solid #000000"/>
    </style:style>
    <style:style style:name="Tableau5.C38" style:family="table-cell">
      <style:table-cell-properties fo:padding="0.097cm" fo:border-left="0.05pt solid #000000" fo:border-right="none" fo:border-top="none" fo:border-bottom="0.05pt solid #000000"/>
    </style:style>
    <style:style style:name="Tableau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9" style:family="table-cell">
      <style:table-cell-properties fo:padding="0.097cm" fo:border-left="0.05pt solid #000000" fo:border-right="none" fo:border-top="none" fo:border-bottom="0.05pt solid #000000"/>
    </style:style>
    <style:style style:name="Tableau5.B39" style:family="table-cell">
      <style:table-cell-properties fo:padding="0.097cm" fo:border-left="0.05pt solid #000000" fo:border-right="none" fo:border-top="none" fo:border-bottom="0.05pt solid #000000"/>
    </style:style>
    <style:style style:name="Tableau5.C39" style:family="table-cell">
      <style:table-cell-properties fo:padding="0.097cm" fo:border-left="0.05pt solid #000000" fo:border-right="none" fo:border-top="none" fo:border-bottom="0.05pt solid #000000"/>
    </style:style>
    <style:style style:name="Tableau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0" style:family="table-cell">
      <style:table-cell-properties fo:padding="0.097cm" fo:border-left="0.05pt solid #000000" fo:border-right="none" fo:border-top="none" fo:border-bottom="0.05pt solid #000000"/>
    </style:style>
    <style:style style:name="Tableau5.B40" style:family="table-cell">
      <style:table-cell-properties fo:padding="0.097cm" fo:border-left="0.05pt solid #000000" fo:border-right="none" fo:border-top="none" fo:border-bottom="0.05pt solid #000000"/>
    </style:style>
    <style:style style:name="Tableau5.C40" style:family="table-cell">
      <style:table-cell-properties fo:padding="0.097cm" fo:border-left="0.05pt solid #000000" fo:border-right="none" fo:border-top="none" fo:border-bottom="0.05pt solid #000000"/>
    </style:style>
    <style:style style:name="Tableau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1" style:family="table-cell">
      <style:table-cell-properties fo:padding="0.097cm" fo:border-left="0.05pt solid #000000" fo:border-right="none" fo:border-top="none" fo:border-bottom="0.05pt solid #000000"/>
    </style:style>
    <style:style style:name="Tableau5.B41" style:family="table-cell">
      <style:table-cell-properties fo:padding="0.097cm" fo:border-left="0.05pt solid #000000" fo:border-right="none" fo:border-top="none" fo:border-bottom="0.05pt solid #000000"/>
    </style:style>
    <style:style style:name="Tableau5.C41" style:family="table-cell">
      <style:table-cell-properties fo:padding="0.097cm" fo:border-left="0.05pt solid #000000" fo:border-right="none" fo:border-top="none" fo:border-bottom="0.05pt solid #000000"/>
    </style:style>
    <style:style style:name="Tableau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2" style:family="table-cell">
      <style:table-cell-properties fo:padding="0.097cm" fo:border-left="0.05pt solid #000000" fo:border-right="none" fo:border-top="none" fo:border-bottom="0.05pt solid #000000"/>
    </style:style>
    <style:style style:name="Tableau5.B42" style:family="table-cell">
      <style:table-cell-properties fo:padding="0.097cm" fo:border-left="0.05pt solid #000000" fo:border-right="none" fo:border-top="none" fo:border-bottom="0.05pt solid #000000"/>
    </style:style>
    <style:style style:name="Tableau5.C42" style:family="table-cell">
      <style:table-cell-properties fo:padding="0.097cm" fo:border-left="0.05pt solid #000000" fo:border-right="none" fo:border-top="none" fo:border-bottom="0.05pt solid #000000"/>
    </style:style>
    <style:style style:name="Tableau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3" style:family="table-cell">
      <style:table-cell-properties fo:padding="0.097cm" fo:border-left="0.05pt solid #000000" fo:border-right="none" fo:border-top="none" fo:border-bottom="0.05pt solid #000000"/>
    </style:style>
    <style:style style:name="Tableau5.B43" style:family="table-cell">
      <style:table-cell-properties fo:padding="0.097cm" fo:border-left="0.05pt solid #000000" fo:border-right="none" fo:border-top="none" fo:border-bottom="0.05pt solid #000000"/>
    </style:style>
    <style:style style:name="Tableau5.C43" style:family="table-cell">
      <style:table-cell-properties fo:padding="0.097cm" fo:border-left="0.05pt solid #000000" fo:border-right="none" fo:border-top="none" fo:border-bottom="0.05pt solid #000000"/>
    </style:style>
    <style:style style:name="Tableau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4" style:family="table-cell">
      <style:table-cell-properties fo:padding="0.097cm" fo:border-left="0.05pt solid #000000" fo:border-right="none" fo:border-top="none" fo:border-bottom="0.05pt solid #000000"/>
    </style:style>
    <style:style style:name="Tableau5.B44" style:family="table-cell">
      <style:table-cell-properties fo:padding="0.097cm" fo:border-left="0.05pt solid #000000" fo:border-right="none" fo:border-top="none" fo:border-bottom="0.05pt solid #000000"/>
    </style:style>
    <style:style style:name="Tableau5.C44" style:family="table-cell">
      <style:table-cell-properties fo:padding="0.097cm" fo:border-left="0.05pt solid #000000" fo:border-right="none" fo:border-top="none" fo:border-bottom="0.05pt solid #000000"/>
    </style:style>
    <style:style style:name="Tableau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5" style:family="table-cell">
      <style:table-cell-properties fo:padding="0.097cm" fo:border-left="0.05pt solid #000000" fo:border-right="none" fo:border-top="none" fo:border-bottom="0.05pt solid #000000"/>
    </style:style>
    <style:style style:name="Tableau5.B45" style:family="table-cell">
      <style:table-cell-properties fo:padding="0.097cm" fo:border-left="0.05pt solid #000000" fo:border-right="none" fo:border-top="none" fo:border-bottom="0.05pt solid #000000"/>
    </style:style>
    <style:style style:name="Tableau5.C45" style:family="table-cell">
      <style:table-cell-properties fo:padding="0.097cm" fo:border-left="0.05pt solid #000000" fo:border-right="none" fo:border-top="none" fo:border-bottom="0.05pt solid #000000"/>
    </style:style>
    <style:style style:name="Tableau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6" style:family="table-cell">
      <style:table-cell-properties fo:padding="0.097cm" fo:border-left="0.05pt solid #000000" fo:border-right="none" fo:border-top="none" fo:border-bottom="0.05pt solid #000000"/>
    </style:style>
    <style:style style:name="Tableau5.B46" style:family="table-cell">
      <style:table-cell-properties fo:padding="0.097cm" fo:border-left="0.05pt solid #000000" fo:border-right="none" fo:border-top="none" fo:border-bottom="0.05pt solid #000000"/>
    </style:style>
    <style:style style:name="Tableau5.C46" style:family="table-cell">
      <style:table-cell-properties fo:padding="0.097cm" fo:border-left="0.05pt solid #000000" fo:border-right="none" fo:border-top="none" fo:border-bottom="0.05pt solid #000000"/>
    </style:style>
    <style:style style:name="Tableau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7" style:family="table-cell">
      <style:table-cell-properties fo:padding="0.097cm" fo:border-left="0.05pt solid #000000" fo:border-right="none" fo:border-top="none" fo:border-bottom="0.05pt solid #000000"/>
    </style:style>
    <style:style style:name="Tableau5.B47" style:family="table-cell">
      <style:table-cell-properties fo:padding="0.097cm" fo:border-left="0.05pt solid #000000" fo:border-right="none" fo:border-top="none" fo:border-bottom="0.05pt solid #000000"/>
    </style:style>
    <style:style style:name="Tableau5.C47" style:family="table-cell">
      <style:table-cell-properties fo:padding="0.097cm" fo:border-left="0.05pt solid #000000" fo:border-right="none" fo:border-top="none" fo:border-bottom="0.05pt solid #000000"/>
    </style:style>
    <style:style style:name="Tableau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8" style:family="table-cell">
      <style:table-cell-properties fo:padding="0.097cm" fo:border-left="0.05pt solid #000000" fo:border-right="none" fo:border-top="none" fo:border-bottom="0.05pt solid #000000"/>
    </style:style>
    <style:style style:name="Tableau5.B48" style:family="table-cell">
      <style:table-cell-properties fo:padding="0.097cm" fo:border-left="0.05pt solid #000000" fo:border-right="none" fo:border-top="none" fo:border-bottom="0.05pt solid #000000"/>
    </style:style>
    <style:style style:name="Tableau5.C48" style:family="table-cell">
      <style:table-cell-properties fo:padding="0.097cm" fo:border-left="0.05pt solid #000000" fo:border-right="none" fo:border-top="none" fo:border-bottom="0.05pt solid #000000"/>
    </style:style>
    <style:style style:name="Tableau5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9" style:family="table-cell">
      <style:table-cell-properties fo:padding="0.097cm" fo:border-left="0.05pt solid #000000" fo:border-right="none" fo:border-top="none" fo:border-bottom="0.05pt solid #000000"/>
    </style:style>
    <style:style style:name="Tableau5.B49" style:family="table-cell">
      <style:table-cell-properties fo:padding="0.097cm" fo:border-left="0.05pt solid #000000" fo:border-right="none" fo:border-top="none" fo:border-bottom="0.05pt solid #000000"/>
    </style:style>
    <style:style style:name="Tableau5.C49" style:family="table-cell">
      <style:table-cell-properties fo:padding="0.097cm" fo:border-left="0.05pt solid #000000" fo:border-right="none" fo:border-top="none" fo:border-bottom="0.05pt solid #000000"/>
    </style:style>
    <style:style style:name="Tableau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0" style:family="table-cell">
      <style:table-cell-properties fo:padding="0.097cm" fo:border-left="0.05pt solid #000000" fo:border-right="none" fo:border-top="none" fo:border-bottom="0.05pt solid #000000"/>
    </style:style>
    <style:style style:name="Tableau5.B50" style:family="table-cell">
      <style:table-cell-properties fo:padding="0.097cm" fo:border-left="0.05pt solid #000000" fo:border-right="none" fo:border-top="none" fo:border-bottom="0.05pt solid #000000"/>
    </style:style>
    <style:style style:name="Tableau5.C50" style:family="table-cell">
      <style:table-cell-properties fo:padding="0.097cm" fo:border-left="0.05pt solid #000000" fo:border-right="none" fo:border-top="none" fo:border-bottom="0.05pt solid #000000"/>
    </style:style>
    <style:style style:name="Tableau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1" style:family="table-cell">
      <style:table-cell-properties fo:padding="0.097cm" fo:border-left="0.05pt solid #000000" fo:border-right="none" fo:border-top="none" fo:border-bottom="0.05pt solid #000000"/>
    </style:style>
    <style:style style:name="Tableau5.B51" style:family="table-cell">
      <style:table-cell-properties fo:padding="0.097cm" fo:border-left="0.05pt solid #000000" fo:border-right="none" fo:border-top="none" fo:border-bottom="0.05pt solid #000000"/>
    </style:style>
    <style:style style:name="Tableau5.C51" style:family="table-cell">
      <style:table-cell-properties fo:padding="0.097cm" fo:border-left="0.05pt solid #000000" fo:border-right="none" fo:border-top="none" fo:border-bottom="0.05pt solid #000000"/>
    </style:style>
    <style:style style:name="Tableau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2" style:family="table-cell">
      <style:table-cell-properties fo:padding="0.097cm" fo:border-left="0.05pt solid #000000" fo:border-right="none" fo:border-top="none" fo:border-bottom="0.05pt solid #000000"/>
    </style:style>
    <style:style style:name="Tableau5.B52" style:family="table-cell">
      <style:table-cell-properties fo:padding="0.097cm" fo:border-left="0.05pt solid #000000" fo:border-right="none" fo:border-top="none" fo:border-bottom="0.05pt solid #000000"/>
    </style:style>
    <style:style style:name="Tableau5.C52" style:family="table-cell">
      <style:table-cell-properties fo:padding="0.097cm" fo:border-left="0.05pt solid #000000" fo:border-right="none" fo:border-top="none" fo:border-bottom="0.05pt solid #000000"/>
    </style:style>
    <style:style style:name="Tableau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3" style:family="table-cell">
      <style:table-cell-properties fo:padding="0.097cm" fo:border-left="0.05pt solid #000000" fo:border-right="none" fo:border-top="none" fo:border-bottom="0.05pt solid #000000"/>
    </style:style>
    <style:style style:name="Tableau5.B53" style:family="table-cell">
      <style:table-cell-properties fo:padding="0.097cm" fo:border-left="0.05pt solid #000000" fo:border-right="none" fo:border-top="none" fo:border-bottom="0.05pt solid #000000"/>
    </style:style>
    <style:style style:name="Tableau5.C53" style:family="table-cell">
      <style:table-cell-properties fo:padding="0.097cm" fo:border-left="0.05pt solid #000000" fo:border-right="none" fo:border-top="none" fo:border-bottom="0.05pt solid #000000"/>
    </style:style>
    <style:style style:name="Tableau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4" style:family="table-cell">
      <style:table-cell-properties fo:padding="0.097cm" fo:border-left="0.05pt solid #000000" fo:border-right="none" fo:border-top="none" fo:border-bottom="0.05pt solid #000000"/>
    </style:style>
    <style:style style:name="Tableau5.B54" style:family="table-cell">
      <style:table-cell-properties fo:padding="0.097cm" fo:border-left="0.05pt solid #000000" fo:border-right="none" fo:border-top="none" fo:border-bottom="0.05pt solid #000000"/>
    </style:style>
    <style:style style:name="Tableau5.C54" style:family="table-cell">
      <style:table-cell-properties fo:padding="0.097cm" fo:border-left="0.05pt solid #000000" fo:border-right="none" fo:border-top="none" fo:border-bottom="0.05pt solid #000000"/>
    </style:style>
    <style:style style:name="Tableau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5" style:family="table-cell">
      <style:table-cell-properties fo:padding="0.097cm" fo:border-left="0.05pt solid #000000" fo:border-right="none" fo:border-top="none" fo:border-bottom="0.05pt solid #000000"/>
    </style:style>
    <style:style style:name="Tableau5.B55" style:family="table-cell">
      <style:table-cell-properties fo:padding="0.097cm" fo:border-left="0.05pt solid #000000" fo:border-right="none" fo:border-top="none" fo:border-bottom="0.05pt solid #000000"/>
    </style:style>
    <style:style style:name="Tableau5.C55" style:family="table-cell">
      <style:table-cell-properties fo:padding="0.097cm" fo:border-left="0.05pt solid #000000" fo:border-right="none" fo:border-top="none" fo:border-bottom="0.05pt solid #000000"/>
    </style:style>
    <style:style style:name="Tableau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6" style:family="table-cell">
      <style:table-cell-properties fo:padding="0.097cm" fo:border-left="0.05pt solid #000000" fo:border-right="none" fo:border-top="none" fo:border-bottom="0.05pt solid #000000"/>
    </style:style>
    <style:style style:name="Tableau5.B56" style:family="table-cell">
      <style:table-cell-properties fo:padding="0.097cm" fo:border-left="0.05pt solid #000000" fo:border-right="none" fo:border-top="none" fo:border-bottom="0.05pt solid #000000"/>
    </style:style>
    <style:style style:name="Tableau5.C56" style:family="table-cell">
      <style:table-cell-properties fo:padding="0.097cm" fo:border-left="0.05pt solid #000000" fo:border-right="none" fo:border-top="none" fo:border-bottom="0.05pt solid #000000"/>
    </style:style>
    <style:style style:name="Tableau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7" style:family="table-cell">
      <style:table-cell-properties fo:padding="0.097cm" fo:border-left="0.05pt solid #000000" fo:border-right="none" fo:border-top="none" fo:border-bottom="0.05pt solid #000000"/>
    </style:style>
    <style:style style:name="Tableau5.B57" style:family="table-cell">
      <style:table-cell-properties fo:padding="0.097cm" fo:border-left="0.05pt solid #000000" fo:border-right="none" fo:border-top="none" fo:border-bottom="0.05pt solid #000000"/>
    </style:style>
    <style:style style:name="Tableau5.C57" style:family="table-cell">
      <style:table-cell-properties fo:padding="0.097cm" fo:border-left="0.05pt solid #000000" fo:border-right="none" fo:border-top="none" fo:border-bottom="0.05pt solid #000000"/>
    </style:style>
    <style:style style:name="Tableau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8" style:family="table-cell">
      <style:table-cell-properties fo:padding="0.097cm" fo:border-left="0.05pt solid #000000" fo:border-right="none" fo:border-top="none" fo:border-bottom="0.05pt solid #000000"/>
    </style:style>
    <style:style style:name="Tableau5.B58" style:family="table-cell">
      <style:table-cell-properties fo:padding="0.097cm" fo:border-left="0.05pt solid #000000" fo:border-right="none" fo:border-top="none" fo:border-bottom="0.05pt solid #000000"/>
    </style:style>
    <style:style style:name="Tableau5.C58" style:family="table-cell">
      <style:table-cell-properties fo:padding="0.097cm" fo:border-left="0.05pt solid #000000" fo:border-right="none" fo:border-top="none" fo:border-bottom="0.05pt solid #000000"/>
    </style:style>
    <style:style style:name="Tableau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9" style:family="table-cell">
      <style:table-cell-properties fo:padding="0.097cm" fo:border-left="0.05pt solid #000000" fo:border-right="none" fo:border-top="none" fo:border-bottom="0.05pt solid #000000"/>
    </style:style>
    <style:style style:name="Tableau5.B59" style:family="table-cell">
      <style:table-cell-properties fo:padding="0.097cm" fo:border-left="0.05pt solid #000000" fo:border-right="none" fo:border-top="none" fo:border-bottom="0.05pt solid #000000"/>
    </style:style>
    <style:style style:name="Tableau5.C59" style:family="table-cell">
      <style:table-cell-properties fo:padding="0.097cm" fo:border-left="0.05pt solid #000000" fo:border-right="none" fo:border-top="none" fo:border-bottom="0.05pt solid #000000"/>
    </style:style>
    <style:style style:name="Tableau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0" style:family="table-cell">
      <style:table-cell-properties fo:padding="0.097cm" fo:border-left="0.05pt solid #000000" fo:border-right="none" fo:border-top="none" fo:border-bottom="0.05pt solid #000000"/>
    </style:style>
    <style:style style:name="Tableau5.B60" style:family="table-cell">
      <style:table-cell-properties fo:padding="0.097cm" fo:border-left="0.05pt solid #000000" fo:border-right="none" fo:border-top="none" fo:border-bottom="0.05pt solid #000000"/>
    </style:style>
    <style:style style:name="Tableau5.C60" style:family="table-cell">
      <style:table-cell-properties fo:padding="0.097cm" fo:border-left="0.05pt solid #000000" fo:border-right="none" fo:border-top="none" fo:border-bottom="0.05pt solid #000000"/>
    </style:style>
    <style:style style:name="Tableau5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1" style:family="table-cell">
      <style:table-cell-properties fo:padding="0.097cm" fo:border-left="0.05pt solid #000000" fo:border-right="none" fo:border-top="none" fo:border-bottom="0.05pt solid #000000"/>
    </style:style>
    <style:style style:name="Tableau5.B61" style:family="table-cell">
      <style:table-cell-properties fo:padding="0.097cm" fo:border-left="0.05pt solid #000000" fo:border-right="none" fo:border-top="none" fo:border-bottom="0.05pt solid #000000"/>
    </style:style>
    <style:style style:name="Tableau5.C61" style:family="table-cell">
      <style:table-cell-properties fo:padding="0.097cm" fo:border-left="0.05pt solid #000000" fo:border-right="none" fo:border-top="none" fo:border-bottom="0.05pt solid #000000"/>
    </style:style>
    <style:style style:name="Tableau5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2" style:family="table-cell">
      <style:table-cell-properties fo:padding="0.097cm" fo:border-left="0.05pt solid #000000" fo:border-right="none" fo:border-top="none" fo:border-bottom="0.05pt solid #000000"/>
    </style:style>
    <style:style style:name="Tableau5.B62" style:family="table-cell">
      <style:table-cell-properties fo:padding="0.097cm" fo:border-left="0.05pt solid #000000" fo:border-right="none" fo:border-top="none" fo:border-bottom="0.05pt solid #000000"/>
    </style:style>
    <style:style style:name="Tableau5.C62" style:family="table-cell">
      <style:table-cell-properties fo:padding="0.097cm" fo:border-left="0.05pt solid #000000" fo:border-right="none" fo:border-top="none" fo:border-bottom="0.05pt solid #000000"/>
    </style:style>
    <style:style style:name="Tableau5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3" style:family="table-cell">
      <style:table-cell-properties fo:padding="0.097cm" fo:border-left="0.05pt solid #000000" fo:border-right="none" fo:border-top="none" fo:border-bottom="0.05pt solid #000000"/>
    </style:style>
    <style:style style:name="Tableau5.B63" style:family="table-cell">
      <style:table-cell-properties fo:padding="0.097cm" fo:border-left="0.05pt solid #000000" fo:border-right="none" fo:border-top="none" fo:border-bottom="0.05pt solid #000000"/>
    </style:style>
    <style:style style:name="Tableau5.C63" style:family="table-cell">
      <style:table-cell-properties fo:padding="0.097cm" fo:border-left="0.05pt solid #000000" fo:border-right="none" fo:border-top="none" fo:border-bottom="0.05pt solid #000000"/>
    </style:style>
    <style:style style:name="Tableau5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4" style:family="table-cell">
      <style:table-cell-properties fo:padding="0.097cm" fo:border-left="0.05pt solid #000000" fo:border-right="none" fo:border-top="none" fo:border-bottom="0.05pt solid #000000"/>
    </style:style>
    <style:style style:name="Tableau5.B64" style:family="table-cell">
      <style:table-cell-properties fo:padding="0.097cm" fo:border-left="0.05pt solid #000000" fo:border-right="none" fo:border-top="none" fo:border-bottom="0.05pt solid #000000"/>
    </style:style>
    <style:style style:name="Tableau5.C64" style:family="table-cell">
      <style:table-cell-properties fo:padding="0.097cm" fo:border-left="0.05pt solid #000000" fo:border-right="none" fo:border-top="none" fo:border-bottom="0.05pt solid #000000"/>
    </style:style>
    <style:style style:name="Tableau5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5" style:family="table-cell">
      <style:table-cell-properties fo:padding="0.097cm" fo:border-left="0.05pt solid #000000" fo:border-right="none" fo:border-top="none" fo:border-bottom="0.05pt solid #000000"/>
    </style:style>
    <style:style style:name="Tableau5.B65" style:family="table-cell">
      <style:table-cell-properties fo:padding="0.097cm" fo:border-left="0.05pt solid #000000" fo:border-right="none" fo:border-top="none" fo:border-bottom="0.05pt solid #000000"/>
    </style:style>
    <style:style style:name="Tableau5.C65" style:family="table-cell">
      <style:table-cell-properties fo:padding="0.097cm" fo:border-left="0.05pt solid #000000" fo:border-right="none" fo:border-top="none" fo:border-bottom="0.05pt solid #000000"/>
    </style:style>
    <style:style style:name="Tableau5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6" style:family="table-cell">
      <style:table-cell-properties fo:padding="0.097cm" fo:border-left="0.05pt solid #000000" fo:border-right="none" fo:border-top="none" fo:border-bottom="0.05pt solid #000000"/>
    </style:style>
    <style:style style:name="Tableau5.B66" style:family="table-cell">
      <style:table-cell-properties fo:padding="0.097cm" fo:border-left="0.05pt solid #000000" fo:border-right="none" fo:border-top="none" fo:border-bottom="0.05pt solid #000000"/>
    </style:style>
    <style:style style:name="Tableau5.C66" style:family="table-cell">
      <style:table-cell-properties fo:padding="0.097cm" fo:border-left="0.05pt solid #000000" fo:border-right="none" fo:border-top="none" fo:border-bottom="0.05pt solid #000000"/>
    </style:style>
    <style:style style:name="Tableau5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7" style:family="table-cell">
      <style:table-cell-properties fo:padding="0.097cm" fo:border-left="0.05pt solid #000000" fo:border-right="none" fo:border-top="none" fo:border-bottom="0.05pt solid #000000"/>
    </style:style>
    <style:style style:name="Tableau5.B67" style:family="table-cell">
      <style:table-cell-properties fo:padding="0.097cm" fo:border-left="0.05pt solid #000000" fo:border-right="none" fo:border-top="none" fo:border-bottom="0.05pt solid #000000"/>
    </style:style>
    <style:style style:name="Tableau5.C67" style:family="table-cell">
      <style:table-cell-properties fo:padding="0.097cm" fo:border-left="0.05pt solid #000000" fo:border-right="none" fo:border-top="none" fo:border-bottom="0.05pt solid #000000"/>
    </style:style>
    <style:style style:name="Tableau5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8" style:family="table-cell">
      <style:table-cell-properties fo:padding="0.097cm" fo:border-left="0.05pt solid #000000" fo:border-right="none" fo:border-top="none" fo:border-bottom="0.05pt solid #000000"/>
    </style:style>
    <style:style style:name="Tableau5.B68" style:family="table-cell">
      <style:table-cell-properties fo:padding="0.097cm" fo:border-left="0.05pt solid #000000" fo:border-right="none" fo:border-top="none" fo:border-bottom="0.05pt solid #000000"/>
    </style:style>
    <style:style style:name="Tableau5.C68" style:family="table-cell">
      <style:table-cell-properties fo:padding="0.097cm" fo:border-left="0.05pt solid #000000" fo:border-right="none" fo:border-top="none" fo:border-bottom="0.05pt solid #000000"/>
    </style:style>
    <style:style style:name="Tableau5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9" style:family="table-cell">
      <style:table-cell-properties fo:padding="0.097cm" fo:border-left="0.05pt solid #000000" fo:border-right="none" fo:border-top="none" fo:border-bottom="0.05pt solid #000000"/>
    </style:style>
    <style:style style:name="Tableau5.B69" style:family="table-cell">
      <style:table-cell-properties fo:padding="0.097cm" fo:border-left="0.05pt solid #000000" fo:border-right="none" fo:border-top="none" fo:border-bottom="0.05pt solid #000000"/>
    </style:style>
    <style:style style:name="Tableau5.C69" style:family="table-cell">
      <style:table-cell-properties fo:padding="0.097cm" fo:border-left="0.05pt solid #000000" fo:border-right="none" fo:border-top="none" fo:border-bottom="0.05pt solid #000000"/>
    </style:style>
    <style:style style:name="Tableau5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0" style:family="table-cell">
      <style:table-cell-properties fo:padding="0.097cm" fo:border-left="0.05pt solid #000000" fo:border-right="none" fo:border-top="none" fo:border-bottom="0.05pt solid #000000"/>
    </style:style>
    <style:style style:name="Tableau5.B70" style:family="table-cell">
      <style:table-cell-properties fo:padding="0.097cm" fo:border-left="0.05pt solid #000000" fo:border-right="none" fo:border-top="none" fo:border-bottom="0.05pt solid #000000"/>
    </style:style>
    <style:style style:name="Tableau5.C70" style:family="table-cell">
      <style:table-cell-properties fo:padding="0.097cm" fo:border-left="0.05pt solid #000000" fo:border-right="none" fo:border-top="none" fo:border-bottom="0.05pt solid #000000"/>
    </style:style>
    <style:style style:name="Tableau5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1" style:family="table-cell">
      <style:table-cell-properties fo:padding="0.097cm" fo:border-left="0.05pt solid #000000" fo:border-right="none" fo:border-top="none" fo:border-bottom="0.05pt solid #000000"/>
    </style:style>
    <style:style style:name="Tableau5.B71" style:family="table-cell">
      <style:table-cell-properties fo:padding="0.097cm" fo:border-left="0.05pt solid #000000" fo:border-right="none" fo:border-top="none" fo:border-bottom="0.05pt solid #000000"/>
    </style:style>
    <style:style style:name="Tableau5.C71" style:family="table-cell">
      <style:table-cell-properties fo:padding="0.097cm" fo:border-left="0.05pt solid #000000" fo:border-right="none" fo:border-top="none" fo:border-bottom="0.05pt solid #000000"/>
    </style:style>
    <style:style style:name="Tableau5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2" style:family="table-cell">
      <style:table-cell-properties fo:padding="0.097cm" fo:border-left="0.05pt solid #000000" fo:border-right="none" fo:border-top="none" fo:border-bottom="0.05pt solid #000000"/>
    </style:style>
    <style:style style:name="Tableau5.B72" style:family="table-cell">
      <style:table-cell-properties fo:padding="0.097cm" fo:border-left="0.05pt solid #000000" fo:border-right="none" fo:border-top="none" fo:border-bottom="0.05pt solid #000000"/>
    </style:style>
    <style:style style:name="Tableau5.C72" style:family="table-cell">
      <style:table-cell-properties fo:padding="0.097cm" fo:border-left="0.05pt solid #000000" fo:border-right="none" fo:border-top="none" fo:border-bottom="0.05pt solid #000000"/>
    </style:style>
    <style:style style:name="Tableau5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3" style:family="table-cell">
      <style:table-cell-properties fo:padding="0.097cm" fo:border-left="0.05pt solid #000000" fo:border-right="none" fo:border-top="none" fo:border-bottom="0.05pt solid #000000"/>
    </style:style>
    <style:style style:name="Tableau5.B73" style:family="table-cell">
      <style:table-cell-properties fo:padding="0.097cm" fo:border-left="0.05pt solid #000000" fo:border-right="none" fo:border-top="none" fo:border-bottom="0.05pt solid #000000"/>
    </style:style>
    <style:style style:name="Tableau5.C73" style:family="table-cell">
      <style:table-cell-properties fo:padding="0.097cm" fo:border-left="0.05pt solid #000000" fo:border-right="none" fo:border-top="none" fo:border-bottom="0.05pt solid #000000"/>
    </style:style>
    <style:style style:name="Tableau5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4" style:family="table-cell">
      <style:table-cell-properties fo:padding="0.097cm" fo:border-left="0.05pt solid #000000" fo:border-right="none" fo:border-top="none" fo:border-bottom="0.05pt solid #000000"/>
    </style:style>
    <style:style style:name="Tableau5.B74" style:family="table-cell">
      <style:table-cell-properties fo:padding="0.097cm" fo:border-left="0.05pt solid #000000" fo:border-right="none" fo:border-top="none" fo:border-bottom="0.05pt solid #000000"/>
    </style:style>
    <style:style style:name="Tableau5.C74" style:family="table-cell">
      <style:table-cell-properties fo:padding="0.097cm" fo:border-left="0.05pt solid #000000" fo:border-right="none" fo:border-top="none" fo:border-bottom="0.05pt solid #000000"/>
    </style:style>
    <style:style style:name="Tableau5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5" style:family="table-cell">
      <style:table-cell-properties fo:padding="0.097cm" fo:border-left="0.05pt solid #000000" fo:border-right="none" fo:border-top="none" fo:border-bottom="0.05pt solid #000000"/>
    </style:style>
    <style:style style:name="Tableau5.B75" style:family="table-cell">
      <style:table-cell-properties fo:padding="0.097cm" fo:border-left="0.05pt solid #000000" fo:border-right="none" fo:border-top="none" fo:border-bottom="0.05pt solid #000000"/>
    </style:style>
    <style:style style:name="Tableau5.C75" style:family="table-cell">
      <style:table-cell-properties fo:padding="0.097cm" fo:border-left="0.05pt solid #000000" fo:border-right="none" fo:border-top="none" fo:border-bottom="0.05pt solid #000000"/>
    </style:style>
    <style:style style:name="Tableau5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6" style:family="table-cell">
      <style:table-cell-properties fo:padding="0.097cm" fo:border-left="0.05pt solid #000000" fo:border-right="none" fo:border-top="none" fo:border-bottom="0.05pt solid #000000"/>
    </style:style>
    <style:style style:name="Tableau5.B76" style:family="table-cell">
      <style:table-cell-properties fo:padding="0.097cm" fo:border-left="0.05pt solid #000000" fo:border-right="none" fo:border-top="none" fo:border-bottom="0.05pt solid #000000"/>
    </style:style>
    <style:style style:name="Tableau5.C76" style:family="table-cell">
      <style:table-cell-properties fo:padding="0.097cm" fo:border-left="0.05pt solid #000000" fo:border-right="none" fo:border-top="none" fo:border-bottom="0.05pt solid #000000"/>
    </style:style>
    <style:style style:name="Tableau5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7" style:family="table-cell">
      <style:table-cell-properties fo:padding="0.097cm" fo:border-left="0.05pt solid #000000" fo:border-right="none" fo:border-top="none" fo:border-bottom="0.05pt solid #000000"/>
    </style:style>
    <style:style style:name="Tableau5.B77" style:family="table-cell">
      <style:table-cell-properties fo:padding="0.097cm" fo:border-left="0.05pt solid #000000" fo:border-right="none" fo:border-top="none" fo:border-bottom="0.05pt solid #000000"/>
    </style:style>
    <style:style style:name="Tableau5.C77" style:family="table-cell">
      <style:table-cell-properties fo:padding="0.097cm" fo:border-left="0.05pt solid #000000" fo:border-right="none" fo:border-top="none" fo:border-bottom="0.05pt solid #000000"/>
    </style:style>
    <style:style style:name="Tableau5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8" style:family="table-cell">
      <style:table-cell-properties fo:padding="0.097cm" fo:border-left="0.05pt solid #000000" fo:border-right="none" fo:border-top="none" fo:border-bottom="0.05pt solid #000000"/>
    </style:style>
    <style:style style:name="Tableau5.B78" style:family="table-cell">
      <style:table-cell-properties fo:padding="0.097cm" fo:border-left="0.05pt solid #000000" fo:border-right="none" fo:border-top="none" fo:border-bottom="0.05pt solid #000000"/>
    </style:style>
    <style:style style:name="Tableau5.C78" style:family="table-cell">
      <style:table-cell-properties fo:padding="0.097cm" fo:border-left="0.05pt solid #000000" fo:border-right="none" fo:border-top="none" fo:border-bottom="0.05pt solid #000000"/>
    </style:style>
    <style:style style:name="Tableau5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Table_20_Contents">
      <style:text-properties officeooo:rsid="00d2f8f5" officeooo:paragraph-rsid="00d2f8f5"/>
    </style:style>
    <style:style style:name="P175" style:family="paragraph" style:parent-style-name="Table_20_Contents">
      <style:text-properties officeooo:rsid="00d3095b" officeooo:paragraph-rsid="00d3095b"/>
    </style:style>
    <style:style style:name="P176" style:family="paragraph" style:parent-style-name="Table_20_Contents">
      <style:text-properties officeooo:rsid="00d480b8" officeooo:paragraph-rsid="00d480b8"/>
    </style:style>
    <style:style style:name="P177" style:family="paragraph" style:parent-style-name="Table_20_Contents">
      <style:text-properties officeooo:rsid="00d63779" officeooo:paragraph-rsid="00d63779"/>
    </style:style>
    <style:style style:name="P178" style:family="paragraph" style:parent-style-name="Table_20_Contents">
      <style:text-properties officeooo:rsid="00d7291a" officeooo:paragraph-rsid="00d7291a"/>
    </style:style>
    <style:style style:name="P179" style:family="paragraph" style:parent-style-name="Footnote">
      <style:text-properties officeooo:rsid="000b161d" officeooo:paragraph-rsid="000b161d"/>
    </style:style>
    <style:style style:name="P180" style:family="paragraph" style:parent-style-name="Table_20_Heading">
      <style:text-properties officeooo:rsid="00084874" officeooo:paragraph-rsid="00084874"/>
    </style:style>
    <style:style style:name="P181" style:family="paragraph" style:parent-style-name="Table_20_Heading">
      <style:text-properties officeooo:rsid="00084874" officeooo:paragraph-rsid="00533014"/>
    </style:style>
    <style:style style:name="P182" style:family="paragraph" style:parent-style-name="Table_20_Heading">
      <style:text-properties officeooo:rsid="00084874" officeooo:paragraph-rsid="00bb402d"/>
    </style:style>
    <style:style style:name="P183" style:family="paragraph" style:parent-style-name="Table_20_Heading">
      <style:text-properties officeooo:rsid="00084874" officeooo:paragraph-rsid="00cb725f"/>
    </style:style>
    <style:style style:name="P184" style:family="paragraph" style:parent-style-name="Table_20_Heading">
      <style:text-properties officeooo:rsid="00098c23" officeooo:paragraph-rsid="00098c23"/>
    </style:style>
    <style:style style:name="P185" style:family="paragraph" style:parent-style-name="Table_20_Heading">
      <style:text-properties officeooo:rsid="00098c23" officeooo:paragraph-rsid="00533014"/>
    </style:style>
    <style:style style:name="P186" style:family="paragraph" style:parent-style-name="Table_20_Heading">
      <style:text-properties officeooo:rsid="00098c23" officeooo:paragraph-rsid="00bb402d"/>
    </style:style>
    <style:style style:name="P187" style:family="paragraph" style:parent-style-name="Table_20_Heading">
      <style:text-properties officeooo:rsid="00098c23" officeooo:paragraph-rsid="00cb725f"/>
    </style:style>
    <style:style style:name="P188" style:family="paragraph" style:parent-style-name="Table_20_Heading">
      <style:text-properties officeooo:rsid="0016f893" officeooo:paragraph-rsid="0016f893"/>
    </style:style>
    <style:style style:name="P189" style:family="paragraph" style:parent-style-name="Table_20_Heading">
      <style:text-properties officeooo:rsid="0016f893" officeooo:paragraph-rsid="00533014"/>
    </style:style>
    <style:style style:name="P190" style:family="paragraph" style:parent-style-name="Table_20_Heading">
      <style:text-properties officeooo:rsid="0016f893" officeooo:paragraph-rsid="00bb402d"/>
    </style:style>
    <style:style style:name="P191" style:family="paragraph" style:parent-style-name="Table_20_Heading">
      <style:text-properties officeooo:rsid="0016f893" officeooo:paragraph-rsid="00cb725f"/>
    </style:style>
    <style:style style:name="P192" style:family="paragraph" style:parent-style-name="Table_20_Contents">
      <style:text-properties officeooo:rsid="00c9087e" officeooo:paragraph-rsid="00c9087e"/>
    </style:style>
    <style:style style:name="P193" style:family="paragraph" style:parent-style-name="Table_20_Contents">
      <style:text-properties officeooo:rsid="00d90d88" officeooo:paragraph-rsid="00d90d88"/>
    </style:style>
    <style:style style:name="P194" style:family="paragraph" style:parent-style-name="Table_20_Contents">
      <style:text-properties officeooo:rsid="0031ea08" officeooo:paragraph-rsid="0031ea08"/>
    </style:style>
    <style:style style:name="P195" style:family="paragraph" style:parent-style-name="Heading_20_1">
      <style:text-properties officeooo:paragraph-rsid="00cb725f"/>
    </style:style>
    <style:style style:name="P196" style:family="paragraph" style:parent-style-name="Heading_20_1">
      <style:text-properties officeooo:paragraph-rsid="00533014"/>
    </style:style>
    <style:style style:name="P197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5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91">Package</text:p>
            </table:table-cell>
            <table:table-cell table:style-name="Tableau5.B1" office:value-type="string">
              <text:p text:style-name="P187">Version<text:note text:id="ftn1" text:note-class="footnote"><text:note-citation>1</text:note-citation><text:note-body><text:p text:style-name="P179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83">Source</text:p>
            </table:table-cell>
            <table:table-cell table:style-name="Tableau5.D1" office:value-type="string">
              <text:p text:style-name="P183">Comment<text:span text:style-name="T7">s</text:span></text:p>
            </table:table-cell>
          </table:table-row>
        </table:table-header-rows>
        <table:table-row>
          <table:table-cell table:style-name="Tableau5.A18" office:value-type="string">
            <text:p text:style-name="P1">aero</text:p>
          </table:table-cell>
          <table:table-cell table:style-name="Tableau5.B18" office:value-type="string">
            <text:p text:style-name="P25">1.0 (none)</text:p>
          </table:table-cell>
          <table:table-cell table:style-name="Tableau5.C18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18" office:value-type="string">
            <text:p text:style-name="P25">OK.</text:p>
          </table:table-cell>
        </table:table-row>
        <table:table-row>
          <table:table-cell table:style-name="Tableau5.A18" office:value-type="string">
            <text:p text:style-name="P172">apple-fonts</text:p>
          </table:table-cell>
          <table:table-cell table:style-name="Tableau5.B18" office:value-type="string">
            <text:p text:style-name="P26">1.0 (none)</text:p>
          </table:table-cell>
          <table:table-cell table:style-name="Tableau5.C1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18" office:value-type="string">
            <text:p text:style-name="P172">OK.</text:p>
          </table:table-cell>
        </table:table-row>
        <table:table-row>
          <table:table-cell table:style-name="Tableau5.A18" office:value-type="string">
            <text:p text:style-name="P167">bamf</text:p>
          </table:table-cell>
          <table:table-cell table:style-name="Tableau5.B18" office:value-type="string">
            <text:p text:style-name="P167">0.5.1 / - / -</text:p>
          </table:table-cell>
          <table:table-cell table:style-name="Tableau5.C18" office:value-type="string">
            <text:p text:style-name="P167"/>
          </table:table-cell>
          <table:table-cell table:style-name="Tableau5.D18" office:value-type="string">
            <text:p text:style-name="P167">OK.</text:p>
          </table:table-cell>
        </table:table-row>
        <table:table-row>
          <table:table-cell table:style-name="Tableau5.A18" office:value-type="string">
            <text:p text:style-name="P177">celt</text:p>
          </table:table-cell>
          <table:table-cell table:style-name="Tableau5.B18" office:value-type="string">
            <text:p text:style-name="P177">0.11.3 / - / -</text:p>
          </table:table-cell>
          <table:table-cell table:style-name="Tableau5.C18" office:value-type="string">
            <text:p text:style-name="P30"/>
          </table:table-cell>
          <table:table-cell table:style-name="Tableau5.D18" office:value-type="string">
            <text:p text:style-name="P177">OK.</text:p>
          </table:table-cell>
        </table:table-row>
        <table:table-row>
          <table:table-cell table:style-name="Tableau5.A18" office:value-type="string">
            <text:p text:style-name="P1">clearlooks-phenix-theme</text:p>
          </table:table-cell>
          <table:table-cell table:style-name="Tableau5.B18" office:value-type="string">
            <text:p text:style-name="P30"><text:span text:style-name="T69">6.0.3</text:span> / - / 6.0.3</text:p>
          </table:table-cell>
          <table:table-cell table:style-name="Tableau5.C18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18" office:value-type="string">
            <text:p text:style-name="P140">OK.</text:p>
          </table:table-cell>
        </table:table-row>
        <table:table-row>
          <table:table-cell table:style-name="Tableau5.A18" office:value-type="string">
            <text:p text:style-name="P176">dirac</text:p>
          </table:table-cell>
          <table:table-cell table:style-name="Tableau5.B18" office:value-type="string">
            <text:p text:style-name="P176">1.0.2 / - / -</text:p>
          </table:table-cell>
          <table:table-cell table:style-name="Tableau5.C18" office:value-type="string">
            <text:p text:style-name="P27"/>
          </table:table-cell>
          <table:table-cell table:style-name="Tableau5.D18" office:value-type="string">
            <text:p text:style-name="P176">OK.</text:p>
          </table:table-cell>
        </table:table-row>
        <table:table-row>
          <table:table-cell table:style-name="Tableau5.A18" office:value-type="string">
            <text:p text:style-name="P1">elementary-xfce</text:p>
          </table:table-cell>
          <table:table-cell table:style-name="Tableau5.B18" office:value-type="string">
            <text:p text:style-name="P27"><text:span text:style-name="T28">0.7</text:span> / - / 0.<text:span text:style-name="T66">7</text:span></text:p>
          </table:table-cell>
          <table:table-cell table:style-name="Tableau5.C18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18" office:value-type="string">
            <text:p text:style-name="P171">OK.</text:p>
          </table:table-cell>
        </table:table-row>
        <table:table-row>
          <table:table-cell table:style-name="Tableau5.A18" office:value-type="string">
            <text:p text:style-name="P1">eurostile-fonts</text:p>
          </table:table-cell>
          <table:table-cell table:style-name="Tableau5.B18" office:value-type="string">
            <text:p text:style-name="P31">1.0 (none)</text:p>
          </table:table-cell>
          <table:table-cell table:style-name="Tableau5.C18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18" office:value-type="string">
            <text:p text:style-name="P31">OK.</text:p>
          </table:table-cell>
        </table:table-row>
        <table:table-row>
          <table:table-cell table:style-name="Tableau5.A18" office:value-type="string">
            <text:p text:style-name="P176">faac</text:p>
          </table:table-cell>
          <table:table-cell table:style-name="Tableau5.B18" office:value-type="string">
            <text:p text:style-name="P176">1.28 / - / -</text:p>
          </table:table-cell>
          <table:table-cell table:style-name="Tableau5.C18" office:value-type="string">
            <text:p text:style-name="P33"/>
          </table:table-cell>
          <table:table-cell table:style-name="Tableau5.D18" office:value-type="string">
            <text:p text:style-name="P176">OK.</text:p>
          </table:table-cell>
        </table:table-row>
        <table:table-row>
          <table:table-cell table:style-name="Tableau5.A18" office:value-type="string">
            <text:p text:style-name="P1">faad2</text:p>
          </table:table-cell>
          <table:table-cell table:style-name="Tableau5.B18" office:value-type="string">
            <text:p text:style-name="P33">2.7 / - / 2.7</text:p>
          </table:table-cell>
          <table:table-cell table:style-name="Tableau5.C18" office:value-type="string">
            <text:p text:style-name="P33"/>
          </table:table-cell>
          <table:table-cell table:style-name="Tableau5.D18" office:value-type="string">
            <text:p text:style-name="P33">OK.</text:p>
          </table:table-cell>
        </table:table-row>
        <table:table-row>
          <table:table-cell table:style-name="Tableau5.A18" office:value-type="string">
            <text:p text:style-name="P193">ffmpeg</text:p>
          </table:table-cell>
          <table:table-cell table:style-name="Tableau5.B18" office:value-type="string">
            <text:p text:style-name="P193">2.6.4 / - / -</text:p>
          </table:table-cell>
          <table:table-cell table:style-name="Tableau5.C18" office:value-type="string">
            <text:p text:style-name="P37"/>
          </table:table-cell>
          <table:table-cell table:style-name="Tableau5.D18" office:value-type="string">
            <text:p text:style-name="P193">OK.</text:p>
          </table:table-cell>
        </table:table-row>
        <table:table-row>
          <table:table-cell table:style-name="Tableau5.A18" office:value-type="string">
            <text:p text:style-name="P177">frei0r</text:p>
          </table:table-cell>
          <table:table-cell table:style-name="Tableau5.B18" office:value-type="string">
            <text:p text:style-name="P177">1.4 / - / -</text:p>
          </table:table-cell>
          <table:table-cell table:style-name="Tableau5.C18" office:value-type="string">
            <text:p text:style-name="P37"/>
          </table:table-cell>
          <table:table-cell table:style-name="Tableau5.D18" office:value-type="string">
            <text:p text:style-name="P177">OK.</text:p>
          </table:table-cell>
        </table:table-row>
        <table:table-row>
          <table:table-cell table:style-name="Tableau5.A18" office:value-type="string">
            <text:p text:style-name="P4">gdm</text:p>
          </table:table-cell>
          <table:table-cell table:style-name="Tableau5.B18" office:value-type="string">
            <text:p text:style-name="P37">2.20.11 / - / -</text:p>
          </table:table-cell>
          <table:table-cell table:style-name="Tableau5.C18" office:value-type="string">
            <text:p text:style-name="P37"/>
          </table:table-cell>
          <table:table-cell table:style-name="Tableau5.D18" office:value-type="string">
            <text:p text:style-name="P37">OK.</text:p>
          </table:table-cell>
        </table:table-row>
        <table:table-row>
          <table:table-cell table:style-name="Tableau5.A18" office:value-type="string">
            <text:p text:style-name="P4">gmtk</text:p>
          </table:table-cell>
          <table:table-cell table:style-name="Tableau5.B18" office:value-type="string">
            <text:p text:style-name="P37">1.0.8 / - / 1.0.8</text:p>
          </table:table-cell>
          <table:table-cell table:style-name="Tableau5.C18" office:value-type="string">
            <text:p text:style-name="P37"/>
          </table:table-cell>
          <table:table-cell table:style-name="Tableau5.D18" office:value-type="string">
            <text:p text:style-name="P37">OK.</text:p>
          </table:table-cell>
        </table:table-row>
        <table:table-row>
          <table:table-cell table:style-name="Tableau5.A18" office:value-type="string">
            <text:p text:style-name="P167">gnome-common</text:p>
          </table:table-cell>
          <table:table-cell table:style-name="Tableau5.B18" office:value-type="string">
            <text:p text:style-name="P167">3.14.0 / - / -</text:p>
          </table:table-cell>
          <table:table-cell table:style-name="Tableau5.C18" office:value-type="string">
            <text:p text:style-name="P167"/>
          </table:table-cell>
          <table:table-cell table:style-name="Tableau5.D18" office:value-type="string">
            <text:p text:style-name="P167">OK.</text:p>
          </table:table-cell>
        </table:table-row>
        <table:table-row>
          <table:table-cell table:style-name="Tableau5.A18" office:value-type="string">
            <text:p text:style-name="P4">gnome-mplayer</text:p>
          </table:table-cell>
          <table:table-cell table:style-name="Tableau5.B18" office:value-type="string">
            <text:p text:style-name="P37">1.0.8 / - / 1.0.8</text:p>
          </table:table-cell>
          <table:table-cell table:style-name="Tableau5.C18" office:value-type="string">
            <text:p text:style-name="P37"/>
          </table:table-cell>
          <table:table-cell table:style-name="Tableau5.D18" office:value-type="string">
            <text:p text:style-name="P37">OK.</text:p>
          </table:table-cell>
        </table:table-row>
        <table:table-row>
          <table:table-cell table:style-name="Tableau5.A18" office:value-type="string">
            <text:p text:style-name="P4">google-droid-fonts</text:p>
          </table:table-cell>
          <table:table-cell table:style-name="Tableau5.B18" office:value-type="string">
            <text:p text:style-name="P38">20100409 / - / -</text:p>
          </table:table-cell>
          <table:table-cell table:style-name="Tableau5.C18" office:value-type="string">
            <text:p text:style-name="P38"/>
          </table:table-cell>
          <table:table-cell table:style-name="Tableau5.D18" office:value-type="string">
            <text:p text:style-name="P38">Droid Sans missing in later versions.</text:p>
          </table:table-cell>
        </table:table-row>
        <table:table-row>
          <table:table-cell table:style-name="Tableau5.A67" office:value-type="string">
            <text:p text:style-name="P174">gsm</text:p>
          </table:table-cell>
          <table:table-cell table:style-name="Tableau5.B67" office:value-type="string">
            <text:p text:style-name="P174">1.0.13 / - / 1.0.14</text:p>
          </table:table-cell>
          <table:table-cell table:style-name="Tableau5.C67" office:value-type="string">
            <text:p text:style-name="P43"/>
          </table:table-cell>
          <table:table-cell table:style-name="Tableau5.D67" office:value-type="string">
            <text:p text:style-name="P174">OK.</text:p>
          </table:table-cell>
        </table:table-row>
        <table:table-row>
          <table:table-cell table:style-name="Tableau5.A67" office:value-type="string">
            <text:p text:style-name="P4">gthumb</text:p>
          </table:table-cell>
          <table:table-cell table:style-name="Tableau5.B67" office:value-type="string">
            <text:p text:style-name="P43">3.2.9.1 / 3.2.8 / -</text:p>
          </table:table-cell>
          <table:table-cell table:style-name="Tableau5.C67" office:value-type="string">
            <text:p text:style-name="P43"/>
          </table:table-cell>
          <table:table-cell table:style-name="Tableau5.D67" office:value-type="string">
            <text:p text:style-name="P43">OK.</text:p>
          </table:table-cell>
        </table:table-row>
        <table:table-row>
          <table:table-cell table:style-name="Tableau5.A67" office:value-type="string">
            <text:p text:style-name="P4">gtk-engines</text:p>
          </table:table-cell>
          <table:table-cell table:style-name="Tableau5.B67" office:value-type="string">
            <text:p text:style-name="P44">2.20.2 / - / -</text:p>
          </table:table-cell>
          <table:table-cell table:style-name="Tableau5.C67" office:value-type="string">
            <text:p text:style-name="P44"/>
          </table:table-cell>
          <table:table-cell table:style-name="Tableau5.D67" office:value-type="string">
            <text:p text:style-name="P44">OK.</text:p>
          </table:table-cell>
        </table:table-row>
        <table:table-row>
          <table:table-cell table:style-name="Tableau5.A67" office:value-type="string">
            <text:p text:style-name="P4">jdk</text:p>
          </table:table-cell>
          <table:table-cell table:style-name="Tableau5.B67" office:value-type="string">
            <text:p text:style-name="P46">8u<text:span text:style-name="T70">65</text:span> / - / 8u<text:span text:style-name="T70">65</text:span></text:p>
          </table:table-cell>
          <table:table-cell table:style-name="Tableau5.C67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67" office:value-type="string">
            <text:p text:style-name="P46">OK.</text:p>
          </table:table-cell>
        </table:table-row>
        <table:table-row>
          <table:table-cell table:style-name="Tableau5.A67" office:value-type="string">
            <text:p text:style-name="P167">json-glib</text:p>
          </table:table-cell>
          <table:table-cell table:style-name="Tableau5.B67" office:value-type="string">
            <text:p text:style-name="P167">0.14.2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67">OK.</text:p>
          </table:table-cell>
        </table:table-row>
        <table:table-row>
          <table:table-cell table:style-name="Tableau5.A67" office:value-type="string">
            <text:p text:style-name="P178">ladspa_sdk</text:p>
          </table:table-cell>
          <table:table-cell table:style-name="Tableau5.B67" office:value-type="string">
            <text:p text:style-name="P178">1.13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8">OK.</text:p>
          </table:table-cell>
        </table:table-row>
        <text:soft-page-break/>
        <table:table-row>
          <table:table-cell table:style-name="Tableau5.A67" office:value-type="string">
            <text:p text:style-name="P176">lame</text:p>
          </table:table-cell>
          <table:table-cell table:style-name="Tableau5.B67" office:value-type="string">
            <text:p text:style-name="P176">3.99.5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6">OK.</text:p>
          </table:table-cell>
        </table:table-row>
        <table:table-row>
          <table:table-cell table:style-name="Tableau5.A67" office:value-type="string">
            <text:p text:style-name="P175">libass</text:p>
          </table:table-cell>
          <table:table-cell table:style-name="Tableau5.B67" office:value-type="string">
            <text:p text:style-name="P175">0.12.1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5">libavc1394</text:p>
          </table:table-cell>
          <table:table-cell table:style-name="Tableau5.B67" office:value-type="string">
            <text:p text:style-name="P175">0.5.4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7">libbluray</text:p>
          </table:table-cell>
          <table:table-cell table:style-name="Tableau5.B67" office:value-type="string">
            <text:p text:style-name="P177">0.9.0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7">OK.</text:p>
          </table:table-cell>
        </table:table-row>
        <table:table-row>
          <table:table-cell table:style-name="Tableau5.A67" office:value-type="string">
            <text:p text:style-name="P176">libcuefile</text:p>
          </table:table-cell>
          <table:table-cell table:style-name="Tableau5.B67" office:value-type="string">
            <text:p text:style-name="P176">r475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6">OK.</text:p>
          </table:table-cell>
        </table:table-row>
        <table:table-row>
          <table:table-cell table:style-name="Tableau5.A67" office:value-type="string">
            <text:p text:style-name="P167">libdbusmenu</text:p>
          </table:table-cell>
          <table:table-cell table:style-name="Tableau5.B67" office:value-type="string">
            <text:p text:style-name="P167">12.10.2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67">OK.</text:p>
          </table:table-cell>
        </table:table-row>
        <table:table-row>
          <table:table-cell table:style-name="Tableau5.A67" office:value-type="string">
            <text:p text:style-name="P177">libdc1394</text:p>
          </table:table-cell>
          <table:table-cell table:style-name="Tableau5.B67" office:value-type="string">
            <text:p text:style-name="P177">2.2.2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7">OK.</text:p>
          </table:table-cell>
        </table:table-row>
        <table:table-row>
          <table:table-cell table:style-name="Tableau5.A67" office:value-type="string">
            <text:p text:style-name="P175">libdca</text:p>
          </table:table-cell>
          <table:table-cell table:style-name="Tableau5.B67" office:value-type="string">
            <text:p text:style-name="P175">0.0.5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5">libdvbpsi</text:p>
          </table:table-cell>
          <table:table-cell table:style-name="Tableau5.B67" office:value-type="string">
            <text:p text:style-name="P175">1.1.1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5">libdvdcss</text:p>
          </table:table-cell>
          <table:table-cell table:style-name="Tableau5.B67" office:value-type="string">
            <text:p text:style-name="P175">1.2.13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8">libfdk-aac</text:p>
          </table:table-cell>
          <table:table-cell table:style-name="Tableau5.B67" office:value-type="string">
            <text:p text:style-name="P178">0.1.4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8">OK.</text:p>
          </table:table-cell>
        </table:table-row>
        <table:table-row>
          <table:table-cell table:style-name="Tableau5.A67" office:value-type="string">
            <text:p text:style-name="P167">libgee</text:p>
          </table:table-cell>
          <table:table-cell table:style-name="Tableau5.B67" office:value-type="string">
            <text:p text:style-name="P167">0.16.1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67">OK.</text:p>
          </table:table-cell>
        </table:table-row>
        <table:table-row>
          <table:table-cell table:style-name="Tableau5.A67" office:value-type="string">
            <text:p text:style-name="P4">libgnomecanvas</text:p>
          </table:table-cell>
          <table:table-cell table:style-name="Tableau5.B67" office:value-type="string">
            <text:p text:style-name="P50">2.30.3 / - / -</text:p>
          </table:table-cell>
          <table:table-cell table:style-name="Tableau5.C67" office:value-type="string">
            <text:p text:style-name="P50"/>
          </table:table-cell>
          <table:table-cell table:style-name="Tableau5.D67" office:value-type="string">
            <text:p text:style-name="P50">OK.</text:p>
          </table:table-cell>
        </table:table-row>
        <table:table-row>
          <table:table-cell table:style-name="Tableau5.A67" office:value-type="string">
            <text:p text:style-name="P167">libgtop</text:p>
          </table:table-cell>
          <table:table-cell table:style-name="Tableau5.B67" office:value-type="string">
            <text:p text:style-name="P167">2.28.5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67">OK.</text:p>
          </table:table-cell>
        </table:table-row>
        <table:table-row>
          <table:table-cell table:style-name="Tableau5.A67" office:value-type="string">
            <text:p text:style-name="P177">libiec61883</text:p>
          </table:table-cell>
          <table:table-cell table:style-name="Tableau5.B67" office:value-type="string">
            <text:p text:style-name="P177">1.2.0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7">OK.</text:p>
          </table:table-cell>
        </table:table-row>
        <table:table-row>
          <table:table-cell table:style-name="Tableau5.A67" office:value-type="string">
            <text:p text:style-name="P177">libilbc</text:p>
          </table:table-cell>
          <table:table-cell table:style-name="Tableau5.B67" office:value-type="string">
            <text:p text:style-name="P177">2.0.2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7">OK.</text:p>
          </table:table-cell>
        </table:table-row>
        <table:table-row>
          <table:table-cell table:style-name="Tableau5.A67" office:value-type="string">
            <text:p text:style-name="P175">libkate</text:p>
          </table:table-cell>
          <table:table-cell table:style-name="Tableau5.B67" office:value-type="string">
            <text:p text:style-name="P175">0.4.1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5">libminizip</text:p>
          </table:table-cell>
          <table:table-cell table:style-name="Tableau5.B67" office:value-type="string">
            <text:p text:style-name="P175">1.2.8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8">libmodplug</text:p>
          </table:table-cell>
          <table:table-cell table:style-name="Tableau5.B67" office:value-type="string">
            <text:p text:style-name="P178">0.8.8.5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8">OK.</text:p>
          </table:table-cell>
        </table:table-row>
        <table:table-row>
          <table:table-cell table:style-name="Tableau5.A67" office:value-type="string">
            <text:p text:style-name="P176">libmp4v2</text:p>
          </table:table-cell>
          <table:table-cell table:style-name="Tableau5.B67" office:value-type="string">
            <text:p text:style-name="P176">2.0.0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6">OK.</text:p>
          </table:table-cell>
        </table:table-row>
        <table:table-row>
          <table:table-cell table:style-name="Tableau5.A67" office:value-type="string">
            <text:p text:style-name="P175">libmpeg2</text:p>
          </table:table-cell>
          <table:table-cell table:style-name="Tableau5.B67" office:value-type="string">
            <text:p text:style-name="P175">0.5.1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8">libquvi</text:p>
          </table:table-cell>
          <table:table-cell table:style-name="Tableau5.B67" office:value-type="string">
            <text:p text:style-name="P178">0.4.1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8">OK.</text:p>
          </table:table-cell>
        </table:table-row>
        <table:table-row>
          <table:table-cell table:style-name="Tableau5.A67" office:value-type="string">
            <text:p text:style-name="P178">libquvi-scripts</text:p>
          </table:table-cell>
          <table:table-cell table:style-name="Tableau5.B67" office:value-type="string">
            <text:p text:style-name="P178">0.4.21 / - / -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178">OK.</text:p>
          </table:table-cell>
        </table:table-row>
        <table:table-row>
          <table:table-cell table:style-name="Tableau5.A67" office:value-type="string">
            <text:p text:style-name="P4">libreoffice</text:p>
          </table:table-cell>
          <table:table-cell table:style-name="Tableau5.B67" office:value-type="string">
            <text:p text:style-name="P173">5.0.3 / - / 5.0.3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54">OK.</text:p>
          </table:table-cell>
        </table:table-row>
        <table:table-row>
          <table:table-cell table:style-name="Tableau5.A67" office:value-type="string">
            <text:p text:style-name="P4">libreoffice-helppack</text:p>
          </table:table-cell>
          <table:table-cell table:style-name="Tableau5.B67" office:value-type="string">
            <text:p text:style-name="P173">5.0.3 / - / 5.0.3</text:p>
          </table:table-cell>
          <table:table-cell table:style-name="Tableau5.C67" office:value-type="string">
            <text:p text:style-name="P54"/>
          </table:table-cell>
          <table:table-cell table:style-name="Tableau5.D67" office:value-type="string">
            <text:p text:style-name="P54">OK.</text:p>
          </table:table-cell>
        </table:table-row>
        <table:table-row>
          <table:table-cell table:style-name="Tableau5.A67" office:value-type="string">
            <text:p text:style-name="P4">libreoffice-langpack</text:p>
          </table:table-cell>
          <table:table-cell table:style-name="Tableau5.B67" office:value-type="string">
            <text:p text:style-name="P173">5.0.3 / - / 5.0.3</text:p>
          </table:table-cell>
          <table:table-cell table:style-name="Tableau5.C67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67" office:value-type="string">
            <text:p text:style-name="P54">OK.</text:p>
          </table:table-cell>
        </table:table-row>
        <text:soft-page-break/>
        <table:table-row>
          <table:table-cell table:style-name="Tableau5.A67" office:value-type="string">
            <text:p text:style-name="P176">libreplaygain</text:p>
          </table:table-cell>
          <table:table-cell table:style-name="Tableau5.B67" office:value-type="string">
            <text:p text:style-name="P176">r475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6">OK.</text:p>
          </table:table-cell>
        </table:table-row>
        <table:table-row>
          <table:table-cell table:style-name="Tableau5.A67" office:value-type="string">
            <text:p text:style-name="P175">libshout</text:p>
          </table:table-cell>
          <table:table-cell table:style-name="Tableau5.B67" office:value-type="string">
            <text:p text:style-name="P175">2.3.1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75">libupnp</text:p>
          </table:table-cell>
          <table:table-cell table:style-name="Tableau5.B67" office:value-type="string">
            <text:p text:style-name="P175">1.6.17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75">OK.</text:p>
          </table:table-cell>
        </table:table-row>
        <table:table-row>
          <table:table-cell table:style-name="Tableau5.A67" office:value-type="string">
            <text:p text:style-name="P167">libwnck3</text:p>
          </table:table-cell>
          <table:table-cell table:style-name="Tableau5.B67" office:value-type="string">
            <text:p text:style-name="P167">3.4.9 / - / -</text:p>
          </table:table-cell>
          <table:table-cell table:style-name="Tableau5.C67" office:value-type="string">
            <text:p text:style-name="P167"/>
          </table:table-cell>
          <table:table-cell table:style-name="Tableau5.D67" office:value-type="string">
            <text:p text:style-name="P167">OK.</text:p>
          </table:table-cell>
        </table:table-row>
        <table:table-row>
          <table:table-cell table:style-name="Tableau5.A67" office:value-type="string">
            <text:p text:style-name="P174">lua</text:p>
          </table:table-cell>
          <table:table-cell table:style-name="Tableau5.B67" office:value-type="string">
            <text:p text:style-name="P174">5.1.5 / - / 5.3.1</text:p>
          </table:table-cell>
          <table:table-cell table:style-name="Tableau5.C67" office:value-type="string">
            <text:p text:style-name="P168"/>
          </table:table-cell>
          <table:table-cell table:style-name="Tableau5.D67" office:value-type="string">
            <text:p text:style-name="P174">OK.</text:p>
          </table:table-cell>
        </table:table-row>
        <table:table-row>
          <table:table-cell table:style-name="Tableau5.A67" office:value-type="string">
            <text:p text:style-name="P172">luna-wallpapers</text:p>
          </table:table-cell>
          <table:table-cell table:style-name="Tableau5.B67" office:value-type="string">
            <text:p text:style-name="P172">0.2 / - / - </text:p>
          </table:table-cell>
          <table:table-cell table:style-name="Tableau5.C67" office:value-type="string">
            <text:p text:style-name="P168"/>
          </table:table-cell>
          <table:table-cell table:style-name="Tableau5.D67" office:value-type="string">
            <text:p text:style-name="P172">OK.</text:p>
          </table:table-cell>
        </table:table-row>
        <table:table-row>
          <table:table-cell table:style-name="Tableau5.A67" office:value-type="string">
            <text:p text:style-name="P4">microlinux-wallpapers</text:p>
          </table:table-cell>
          <table:table-cell table:style-name="Tableau5.B67" office:value-type="string">
            <text:p text:style-name="P61">1.0 (none)</text:p>
          </table:table-cell>
          <table:table-cell table:style-name="Tableau5.C67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67" office:value-type="string">
            <text:p text:style-name="P61">OK.</text:p>
          </table:table-cell>
        </table:table-row>
        <table:table-row>
          <table:table-cell table:style-name="Tableau5.A67" office:value-type="string">
            <text:p text:style-name="P176">musepack-tools</text:p>
          </table:table-cell>
          <table:table-cell table:style-name="Tableau5.B67" office:value-type="string">
            <text:p text:style-name="P176">r475 / - / -</text:p>
          </table:table-cell>
          <table:table-cell table:style-name="Tableau5.C67" office:value-type="string">
            <text:p text:style-name="P168"/>
          </table:table-cell>
          <table:table-cell table:style-name="Tableau5.D67" office:value-type="string">
            <text:p text:style-name="P176">OK.</text:p>
          </table:table-cell>
        </table:table-row>
        <table:table-row>
          <table:table-cell table:style-name="Tableau5.A67" office:value-type="string">
            <text:p text:style-name="P178">numpy</text:p>
          </table:table-cell>
          <table:table-cell table:style-name="Tableau5.B67" office:value-type="string">
            <text:p text:style-name="P178">1.9.1 / - / -</text:p>
          </table:table-cell>
          <table:table-cell table:style-name="Tableau5.C67" office:value-type="string">
            <text:p text:style-name="P168"/>
          </table:table-cell>
          <table:table-cell table:style-name="Tableau5.D67" office:value-type="string">
            <text:p text:style-name="P178">OK.</text:p>
          </table:table-cell>
        </table:table-row>
        <table:table-row>
          <table:table-cell table:style-name="Tableau5.A67" office:value-type="string">
            <text:p text:style-name="P193">OpenAL</text:p>
          </table:table-cell>
          <table:table-cell table:style-name="Tableau5.B67" office:value-type="string">
            <text:p text:style-name="P193">1.16.0 / - / -</text:p>
          </table:table-cell>
          <table:table-cell table:style-name="Tableau5.C67" office:value-type="string">
            <text:p text:style-name="P168"/>
          </table:table-cell>
          <table:table-cell table:style-name="Tableau5.D67" office:value-type="string">
            <text:p text:style-name="P193">OK.</text:p>
          </table:table-cell>
        </table:table-row>
        <table:table-row>
          <table:table-cell table:style-name="Tableau5.A67" office:value-type="string">
            <text:p text:style-name="P178">opencore-amr</text:p>
          </table:table-cell>
          <table:table-cell table:style-name="Tableau5.B67" office:value-type="string">
            <text:p text:style-name="P178">0.1.3 / - / -</text:p>
          </table:table-cell>
          <table:table-cell table:style-name="Tableau5.C67" office:value-type="string">
            <text:p text:style-name="P168"/>
          </table:table-cell>
          <table:table-cell table:style-name="Tableau5.D67" office:value-type="string">
            <text:p text:style-name="P178">OK.</text:p>
          </table:table-cell>
        </table:table-row>
        <table:table-row>
          <table:table-cell table:style-name="Tableau5.A67" office:value-type="string">
            <text:p text:style-name="P178">opencv</text:p>
          </table:table-cell>
          <table:table-cell table:style-name="Tableau5.B67" office:value-type="string">
            <text:p text:style-name="P178">3.0.0 / - / -</text:p>
          </table:table-cell>
          <table:table-cell table:style-name="Tableau5.C67" office:value-type="string">
            <text:p text:style-name="P168"/>
          </table:table-cell>
          <table:table-cell table:style-name="Tableau5.D67" office:value-type="string">
            <text:p text:style-name="P178">OK.</text:p>
          </table:table-cell>
        </table:table-row>
        <table:table-row>
          <table:table-cell table:style-name="Tableau5.A67" office:value-type="string">
            <text:p text:style-name="P176">opus</text:p>
          </table:table-cell>
          <table:table-cell table:style-name="Tableau5.B67" office:value-type="string">
            <text:p text:style-name="P176">1.1 / - / -</text:p>
          </table:table-cell>
          <table:table-cell table:style-name="Tableau5.C67" office:value-type="string">
            <text:p text:style-name="P168"/>
          </table:table-cell>
          <table:table-cell table:style-name="Tableau5.D67" office:value-type="string">
            <text:p text:style-name="P176">OK.</text:p>
          </table:table-cell>
        </table:table-row>
        <table:table-row>
          <table:table-cell table:style-name="Tableau5.A67" office:value-type="string">
            <text:p text:style-name="P168">plank</text:p>
          </table:table-cell>
          <table:table-cell table:style-name="Tableau5.B67" office:value-type="string">
            <text:p text:style-name="P168">0.10.1 / - / -</text:p>
          </table:table-cell>
          <table:table-cell table:style-name="Tableau5.C67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67" office:value-type="string">
            <text:p text:style-name="P168">OK.</text:p>
          </table:table-cell>
        </table:table-row>
        <table:table-row>
          <table:table-cell table:style-name="Tableau5.A67" office:value-type="string">
            <text:p text:style-name="P176">rtmpdump</text:p>
          </table:table-cell>
          <table:table-cell table:style-name="Tableau5.B67" office:value-type="string">
            <text:p text:style-name="P176">20150115 / - / - </text:p>
          </table:table-cell>
          <table:table-cell table:style-name="Tableau5.C67" office:value-type="string">
            <text:p text:style-name="P72"/>
          </table:table-cell>
          <table:table-cell table:style-name="Tableau5.D67" office:value-type="string">
            <text:p text:style-name="P176">OK.</text:p>
          </table:table-cell>
        </table:table-row>
        <table:table-row>
          <table:table-cell table:style-name="Tableau5.A67" office:value-type="string">
            <text:p text:style-name="P176">schroedinger</text:p>
          </table:table-cell>
          <table:table-cell table:style-name="Tableau5.B67" office:value-type="string">
            <text:p text:style-name="P176">1.0.11 / - / -</text:p>
          </table:table-cell>
          <table:table-cell table:style-name="Tableau5.C67" office:value-type="string">
            <text:p text:style-name="P72"/>
          </table:table-cell>
          <table:table-cell table:style-name="Tableau5.D67" office:value-type="string">
            <text:p text:style-name="P176">OK.</text:p>
          </table:table-cell>
        </table:table-row>
        <table:table-row>
          <table:table-cell table:style-name="Tableau5.A67" office:value-type="string">
            <text:p text:style-name="P170">slackpkg+</text:p>
          </table:table-cell>
          <table:table-cell table:style-name="Tableau5.B67" office:value-type="string">
            <text:p text:style-name="P170">1.5.<text:span text:style-name="T66">1</text:span> / - / 1.5.<text:span text:style-name="T66">1</text:span></text:p>
          </table:table-cell>
          <table:table-cell table:style-name="Tableau5.C67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67" office:value-type="string">
            <text:p text:style-name="P15">OK.</text:p>
          </table:table-cell>
        </table:table-row>
        <table:table-row>
          <table:table-cell table:style-name="Tableau5.A70" office:value-type="string">
            <text:p text:style-name="P174">speex</text:p>
          </table:table-cell>
          <table:table-cell table:style-name="Tableau5.B70" office:value-type="string">
            <text:p text:style-name="P174">1.2rc2 / - / 1.2rc2</text:p>
          </table:table-cell>
          <table:table-cell table:style-name="Tableau5.C70" office:value-type="string">
            <text:p text:style-name="P24"/>
          </table:table-cell>
          <table:table-cell table:style-name="Tableau5.D70" office:value-type="string">
            <text:p text:style-name="P174">OK.</text:p>
          </table:table-cell>
        </table:table-row>
        <table:table-row>
          <table:table-cell table:style-name="Tableau5.A70" office:value-type="string">
            <text:p text:style-name="P174">twolame</text:p>
          </table:table-cell>
          <table:table-cell table:style-name="Tableau5.B70" office:value-type="string">
            <text:p text:style-name="P174">0.3.13 / - / 0.3.13</text:p>
          </table:table-cell>
          <table:table-cell table:style-name="Tableau5.C70" office:value-type="string">
            <text:p text:style-name="P24"/>
          </table:table-cell>
          <table:table-cell table:style-name="Tableau5.D70" office:value-type="string">
            <text:p text:style-name="P174">OK.</text:p>
          </table:table-cell>
        </table:table-row>
        <table:table-row>
          <table:table-cell table:style-name="Tableau5.A70" office:value-type="string">
            <text:p text:style-name="P170">user-settings-console</text:p>
          </table:table-cell>
          <table:table-cell table:style-name="Tableau5.B70" office:value-type="string">
            <text:p text:style-name="P170">14.2 / - / - </text:p>
          </table:table-cell>
          <table:table-cell table:style-name="Tableau5.C70" office:value-type="string">
            <text:p text:style-name="P24">-</text:p>
          </table:table-cell>
          <table:table-cell table:style-name="Tableau5.D70" office:value-type="string">
            <text:p text:style-name="P24">OK.</text:p>
          </table:table-cell>
        </table:table-row>
        <table:table-row>
          <table:table-cell table:style-name="Tableau5.A73" office:value-type="string">
            <text:p text:style-name="P167">vala</text:p>
          </table:table-cell>
          <table:table-cell table:style-name="Tableau5.B73" office:value-type="string">
            <text:p text:style-name="P167">0.28.<text:span text:style-name="T68">1</text:span> / - / -</text:p>
          </table:table-cell>
          <table:table-cell table:style-name="Tableau5.C73" office:value-type="string">
            <text:p text:style-name="P167"/>
          </table:table-cell>
          <table:table-cell table:style-name="Tableau5.D73" office:value-type="string">
            <text:p text:style-name="P167">OK.</text:p>
          </table:table-cell>
        </table:table-row>
        <table:table-row>
          <table:table-cell table:style-name="Tableau5.A73" office:value-type="string">
            <text:p text:style-name="P176">vcdimager</text:p>
          </table:table-cell>
          <table:table-cell table:style-name="Tableau5.B73" office:value-type="string">
            <text:p text:style-name="P176">0.7.24 / - / -</text:p>
          </table:table-cell>
          <table:table-cell table:style-name="Tableau5.C73" office:value-type="string">
            <text:p text:style-name="P74"/>
          </table:table-cell>
          <table:table-cell table:style-name="Tableau5.D73" office:value-type="string">
            <text:p text:style-name="P176">OK.</text:p>
          </table:table-cell>
        </table:table-row>
        <table:table-row>
          <table:table-cell table:style-name="Tableau5.A73" office:value-type="string">
            <text:p text:style-name="P5">webcore-fonts</text:p>
          </table:table-cell>
          <table:table-cell table:style-name="Tableau5.B73" office:value-type="string">
            <text:p text:style-name="P74">3.0 / - / -</text:p>
          </table:table-cell>
          <table:table-cell table:style-name="Tableau5.C73" office:value-type="string">
            <text:p text:style-name="P74"/>
          </table:table-cell>
          <table:table-cell table:style-name="Tableau5.D73" office:value-type="string">
            <text:p text:style-name="P74">OK.</text:p>
          </table:table-cell>
        </table:table-row>
        <table:table-row>
          <table:table-cell table:style-name="Tableau5.A74" office:value-type="string">
            <text:p text:style-name="P176">x264</text:p>
          </table:table-cell>
          <table:table-cell table:style-name="Tableau5.B74" office:value-type="string">
            <text:p text:style-name="P176">20150223 / - / -</text:p>
          </table:table-cell>
          <table:table-cell table:style-name="Tableau5.C74" office:value-type="string">
            <text:p text:style-name="P19"/>
          </table:table-cell>
          <table:table-cell table:style-name="Tableau5.D74" office:value-type="string">
            <text:p text:style-name="P176">OK.</text:p>
          </table:table-cell>
        </table:table-row>
        <table:table-row>
          <table:table-cell table:style-name="Tableau5.A76" office:value-type="string">
            <text:p text:style-name="P178">x265</text:p>
          </table:table-cell>
          <table:table-cell table:style-name="Tableau5.B76" office:value-type="string">
            <text:p text:style-name="P178">1.7 / - / -</text:p>
          </table:table-cell>
          <table:table-cell table:style-name="Tableau5.C76" office:value-type="string">
            <text:p text:style-name="P19"/>
          </table:table-cell>
          <table:table-cell table:style-name="Tableau5.D76" office:value-type="string">
            <text:p text:style-name="P178">OK.</text:p>
          </table:table-cell>
        </table:table-row>
        <table:table-row>
          <table:table-cell table:style-name="Tableau5.A76" office:value-type="string">
            <text:p text:style-name="P5">xfce4-whiskermenu-plugin</text:p>
          </table:table-cell>
          <table:table-cell table:style-name="Tableau5.B76" office:value-type="string">
            <text:p text:style-name="P19">1.5.<text:span text:style-name="T66">1</text:span> / - / 1.5.<text:span text:style-name="T66">1</text:span></text:p>
          </table:table-cell>
          <table:table-cell table:style-name="Tableau5.C76" office:value-type="string">
            <text:p text:style-name="P19"/>
          </table:table-cell>
          <table:table-cell table:style-name="Tableau5.D76" office:value-type="string">
            <text:p text:style-name="P19">OK.</text:p>
          </table:table-cell>
        </table:table-row>
        <text:soft-page-break/>
        <table:table-row>
          <table:table-cell table:style-name="Tableau5.A77" office:value-type="string">
            <text:p text:style-name="P177">xvidcore</text:p>
          </table:table-cell>
          <table:table-cell table:style-name="Tableau5.B77" office:value-type="string">
            <text:p text:style-name="P177">1.3.3 / - / -</text:p>
          </table:table-cell>
          <table:table-cell table:style-name="Tableau5.C77" office:value-type="string">
            <text:p text:style-name="P19"/>
          </table:table-cell>
          <table:table-cell table:style-name="Tableau5.D77" office:value-type="string">
            <text:p text:style-name="P177">OK.</text:p>
          </table:table-cell>
        </table:table-row>
        <table:table-row>
          <table:table-cell table:style-name="Tableau5.A78" office:value-type="string">
            <text:p text:style-name="P178">zvbi</text:p>
          </table:table-cell>
          <table:table-cell table:style-name="Tableau5.B78" office:value-type="string">
            <text:p text:style-name="P178">0.2.35 / - / -</text:p>
          </table:table-cell>
          <table:table-cell table:style-name="Tableau5.C78" office:value-type="string">
            <text:p text:style-name="P19"/>
          </table:table-cell>
          <table:table-cell table:style-name="Tableau5.D78" office:value-type="string">
            <text:p text:style-name="P178">OK.</text:p>
          </table:table-cell>
        </table:table-row>
      </table:table>
      <text:h text:style-name="P195" text:outline-level="1"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91">Package</text:p>
            </table:table-cell>
            <table:table-cell table:style-name="Tableau6.B1" office:value-type="string">
              <text:p text:style-name="P187">Version<text:note text:id="ftn2" text:note-class="footnote"><text:note-citation>2</text:note-citation><text:note-body><text:p text:style-name="P179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83">Source</text:p>
            </table:table-cell>
            <table:table-cell table:style-name="Tableau6.D1" office:value-type="string">
              <text:p text:style-name="P183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5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8">Package</text:p>
            </table:table-cell>
            <table:table-cell table:style-name="Tableau1.B1" office:value-type="string">
              <text:p text:style-name="P184">Version<text:note text:id="ftn3" text:note-class="footnote"><text:note-citation>3</text:note-citation><text:note-body><text:p text:style-name="P179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80">Source</text:p>
            </table:table-cell>
            <table:table-cell table:style-name="Tableau1.D1" office:value-type="string">
              <text:p text:style-name="P180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ext:soft-page-break/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ext:soft-page-break/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ext:soft-page-break/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ext:soft-page-break/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ext:soft-page-break/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ext:soft-page-break/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ext:soft-page-break/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6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9">Package</text:p>
            </table:table-cell>
            <table:table-cell table:style-name="Tableau2.B1" office:value-type="string">
              <text:p text:style-name="P185">Version<text:note text:id="ftn4" text:note-class="footnote"><text:note-citation>4</text:note-citation><text:note-body><text:p text:style-name="P179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81">Source</text:p>
            </table:table-cell>
            <table:table-cell table:style-name="Tableau2.D1" office:value-type="string">
              <text:p text:style-name="P181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ext:soft-page-break/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6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9">Package</text:p>
            </table:table-cell>
            <table:table-cell table:style-name="Tableau4.B1" office:value-type="string">
              <text:p text:style-name="P185">Version<text:note text:id="ftn5" text:note-class="footnote"><text:note-citation>5</text:note-citation><text:note-body><text:p text:style-name="P179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81">Source</text:p>
            </table:table-cell>
            <table:table-cell table:style-name="Tableau4.D1" office:value-type="string">
              <text:p text:style-name="P181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ext:soft-page-break/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ext:soft-page-break/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197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90">Package</text:p>
            </table:table-cell>
            <table:table-cell table:style-name="Tableau3.B1" office:value-type="string">
              <text:p text:style-name="P186">Version<text:note text:id="ftn6" text:note-class="footnote"><text:note-citation>6</text:note-citation><text:note-body><text:p text:style-name="P179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82">Source</text:p>
            </table:table-cell>
            <table:table-cell table:style-name="Tableau3.D1" office:value-type="string">
              <text:p text:style-name="P182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ext:soft-page-break/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ext:soft-page-break/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19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12T20:49:23.423920062</dc:date>
    <meta:editing-duration>PT20H56M32S</meta:editing-duration>
    <meta:editing-cycles>183</meta:editing-cycles>
    <meta:generator>LibreOffice/4.4.6.3$Linux_X86_64 LibreOffice_project/e8938fd3328e95dcf59dd64e7facd2c7d67c704d</meta:generator>
    <meta:document-statistic meta:table-count="6" meta:image-count="0" meta:object-count="0" meta:page-count="16" meta:paragraph-count="1516" meta:word-count="3136" meta:character-count="30497" meta:non-whitespace-character-count="28581"/>
  </office:meta>
</office:document-meta>
</file>